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text-properties officeooo:paragraph-rsid="00ab9adc"/>
    </style:style>
    <style:style style:name="P9" style:family="paragraph" style:parent-style-name="Standard">
      <style:paragraph-properties fo:text-align="start" style:justify-single-word="false"/>
      <style:text-properties fo:language="fr" fo:country="FR" officeooo:rsid="000a5162" officeooo:paragraph-rsid="010e2e59"/>
    </style:style>
    <style:style style:name="P10" style:family="paragraph" style:parent-style-name="Standard">
      <style:paragraph-properties fo:text-align="start" style:justify-single-word="false"/>
      <style:text-properties fo:language="fr" fo:country="FR" officeooo:rsid="000ba793" officeooo:paragraph-rsid="010e2e59"/>
    </style:style>
    <style:style style:name="P11" style:family="paragraph" style:parent-style-name="Standard">
      <style:paragraph-properties fo:text-align="start" style:justify-single-word="false"/>
      <style:text-properties fo:language="fr" fo:country="FR" officeooo:rsid="000bae5e" officeooo:paragraph-rsid="010e2e59"/>
    </style:style>
    <style:style style:name="P12" style:family="paragraph" style:parent-style-name="Standard">
      <style:paragraph-properties fo:text-align="start" style:justify-single-word="false"/>
      <style:text-properties fo:language="fr" fo:country="FR" officeooo:rsid="000d7070" officeooo:paragraph-rsid="010e2e59"/>
    </style:style>
    <style:style style:name="P13" style:family="paragraph" style:parent-style-name="Standard">
      <style:paragraph-properties fo:text-align="start" style:justify-single-word="false"/>
      <style:text-properties fo:language="fr" fo:country="FR" officeooo:rsid="000e1e24" officeooo:paragraph-rsid="010e2e59"/>
    </style:style>
    <style:style style:name="P14" style:family="paragraph" style:parent-style-name="Standard">
      <style:paragraph-properties fo:text-align="start" style:justify-single-word="false"/>
      <style:text-properties fo:language="fr" fo:country="FR" officeooo:rsid="0013ff34" officeooo:paragraph-rsid="010e2e59"/>
    </style:style>
    <style:style style:name="P15" style:family="paragraph" style:parent-style-name="Standard">
      <style:paragraph-properties fo:text-align="justify" style:justify-single-word="false"/>
      <style:text-properties officeooo:rsid="010e2e59" officeooo:paragraph-rsid="010e2e59"/>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35dbe3" officeooo:paragraph-rsid="0035dbe3"/>
    </style:style>
    <style:style style:name="P23" style:family="paragraph" style:parent-style-name="Text_20_body">
      <style:text-properties officeooo:rsid="0043f668" officeooo:paragraph-rsid="00374397"/>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3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2" style:family="paragraph" style:parent-style-name="Text_20_body">
      <style:text-properties officeooo:paragraph-rsid="00af1f55"/>
    </style:style>
    <style:style style:name="P33" style:family="paragraph" style:parent-style-name="Text_20_body">
      <style:text-properties officeooo:rsid="00333234" officeooo:paragraph-rsid="00333234"/>
    </style:style>
    <style:style style:name="P34" style:family="paragraph" style:parent-style-name="Text_20_body">
      <style:text-properties style:text-underline-style="none" fo:font-weight="bold" officeooo:rsid="00bb0865" officeooo:paragraph-rsid="00b92902" style:font-weight-asian="bold" style:font-weight-complex="bold"/>
    </style:style>
    <style:style style:name="P35" style:family="paragraph" style:parent-style-name="Text_20_body">
      <style:text-properties officeooo:rsid="00c87782" officeooo:paragraph-rsid="00c822cb"/>
    </style:style>
    <style:style style:name="P36" style:family="paragraph" style:parent-style-name="Text_20_body">
      <style:text-properties officeooo:paragraph-rsid="00af3960"/>
    </style:style>
    <style:style style:name="P37" style:family="paragraph" style:parent-style-name="Text_20_body">
      <style:text-properties officeooo:rsid="005a9fc1" officeooo:paragraph-rsid="010f44ac"/>
    </style:style>
    <style:style style:name="P38" style:family="paragraph" style:parent-style-name="Text_20_body">
      <style:text-properties officeooo:rsid="0110833d" officeooo:paragraph-rsid="0110833d"/>
    </style:style>
    <style:style style:name="P39" style:family="paragraph" style:parent-style-name="Text">
      <style:text-properties officeooo:rsid="0028142e" officeooo:paragraph-rsid="0028142e"/>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Text_20_body">
      <style:text-properties officeooo:rsid="010f44ac" officeooo:paragraph-rsid="010f44ac"/>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3">
      <style:text-properties officeooo:rsid="00be8645" officeooo:paragraph-rsid="00be8645"/>
    </style:style>
    <style:style style:name="P70" style:family="paragraph" style:parent-style-name="Heading_20_3">
      <style:text-properties officeooo:rsid="00c822cb" officeooo:paragraph-rsid="00c822cb"/>
    </style:style>
    <style:style style:name="P71"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Title">Projet Logiciel <text:span text:style-name="T1">Transversal</text:span></text:p>
      <text:p text:style-name="P43"><text:span text:style-name="T20">Antoine Delavoypierre</text:span> – <text:span text:style-name="T20">Nicolas Leteinturier</text:span></text:p>
      <text:p text:style-name="Standard"/>
      <text:p text:style-name="Standard"/>
      <text:p text:style-name="Standard"/>
      <text:p text:style-name="P41"/>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3"/>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9">Le but de ce projet est de programmer un jeu basé sur <text:span text:style-name="T33">l’archétype</text:span> <text:span text:style-name="T21">du Risk. Le jeu aura pour but de respecter le cahier des charges:</text:span></text:p>
      <text:p text:style-name="P9"><text:tab/>-<text:span text:style-name="T21">être un jeu en Multijoueur afin de pouvoir avoir des application serveur et programmer une <text:tab/> IA</text:span></text:p>
      <text:p text:style-name="P9"><text:tab/>-<text:span text:style-name="T21">le jeu doit inclure une IA avec 3 Niveaux de difficultés </text:span></text:p>
      <text:p text:style-name="P9"><text:tab/>-<text:span text:style-name="T21">le jeu doit être un jeu à état, pour Stocker les données du jeu a tout moment</text:span></text:p>
      <text:p text:style-name="P9"><text:tab/>-<text:span text:style-name="T21">le jeu doit pouvoir être mis en réseau.</text:span></text:p>
      <text:p text:style-name="P9"/>
      <text:p text:style-name="P10">Le Risk est un eu de <text:span text:style-name="T33">stratégie</text:span> en tour par tour qui permet de jouer a plusieurs joueur les uns contre les autres. Ceci inclue donc une possibilité de jouer contre un ordinateur. <text:span text:style-name="T22">Le but du jeu étant d’élaborer une stratégie militaire afin de gérer des troupes et prendre le contrôle du monde.</text:span></text:p>
      <text:p text:style-name="P9"/>
      <text:p text:style-name="P2"/>
      <text:h text:style-name="Heading_20_2" text:outline-level="2"><text:bookmark-start text:name="__RefHeading__1320_824097905"/>Règles du jeu<text:bookmark-end text:name="__RefHeading__1320_824097905"/></text:h>
      <text:p text:style-name="P11">Tout en se basant sur les <text:span text:style-name="T33">règles</text:span> de <text:span text:style-name="T33">l’archétype</text:span>, cette version du jeu va prendre certaines <text:span text:style-name="T33">libertés.</text:span></text:p>
      <text:p text:style-name="P12">Comme par exemple <text:span text:style-name="T33">l’implémentation de plusieurs type d’unité : des unités plus défensives, et des unités plus offensives qui permettent d’avoir un coefficient multiplicateur sur les jets de dès en fonction de la situation.</text:span></text:p>
      <text:p text:style-name="P11">Au <text:span text:style-name="T33">début</text:span> de la partie:</text:p>
      <text:p text:style-name="P11"><text:tab/>-<text:span text:style-name="T24">U</text:span>ne carte est <text:span text:style-name="T33">générée</text:span> <text:span text:style-name="T24">composée de N tuiles</text:span> </text:p>
      <text:p text:style-name="P11"><text:tab/>-La carte est divisé entre les joueurs dans la partie</text:p>
      <text:p text:style-name="P11"><text:tab/>-<text:span text:style-name="T24">U</text:span>n <text:span text:style-name="T33">même</text:span> nombre d’unité<text:span text:style-name="T24">s</text:span> militaire<text:span text:style-name="T24">s</text:span> sont <text:span text:style-name="T33">attribuées</text:span> a chaque joueur <text:span text:style-name="T24">à repartir sur ses <text:tab/>territoires</text:span>.</text:p>
      <text:p text:style-name="P11"/>
      <text:p text:style-name="P12">En Partie chaque joueur joue tour par tour. Les tours se <text:span text:style-name="T33">déroule</text:span> de la <text:span text:style-name="T33">façon</text:span> suivante:</text:p>
      <text:p text:style-name="P12"><text:tab/>-<text:span text:style-name="T23">Renforts: </text:span></text:p>
      <text:p text:style-name="P12"><text:tab/>en fonction du nombre de territoires que possède le jour, il <text:span text:style-name="T33">reçoit</text:span> des renforts à distribué <text:tab/>sur les territoires de son choix </text:p>
      <text:p text:style-name="P12"><text:tab/>-<text:span text:style-name="T23">Technologie:</text:span></text:p>
      <text:p text:style-name="P12"><text:tab/><text:span text:style-name="T23">Si le jour a assez de points d’expérience il peut investir ses points dans une technologies <text:tab/>pour gagner un bonus</text:span></text:p>
      <text:p text:style-name="P12"><text:tab/>-<text:span text:style-name="T23">Attaque:</text:span></text:p>
      <text:p text:style-name="P12"><text:tab/><text:span text:style-name="T23">si un joueur a plus de une unité sur un territoire il peut attaquer un territoire voisin. Le combat <text:tab/>se fera en fonction de jet de dès en appliquant les bonus technologiques </text:span></text:p>
      <text:p text:style-name="P12"><text:tab/>-<text:span text:style-name="T23">Déplacement:</text:span></text:p>
      <text:p text:style-name="P12"><text:tab/><text:span text:style-name="T23">Pour finir le tour le joueur peut déplacer des unités d’un territoire A vers un territoire B si les <text:tab/>territoires son relié par du territoire du joueur.</text:span></text:p>
      <text:p text:style-name="P12"/>
      <text:p text:style-name="P13">Fin de partie:</text:p>
      <text:p text:style-name="P13"><text:tab/>-Un joueur perd si il n’a plus de territoires.</text:p>
      <text:p text:style-name="P13"><text:tab/>-Un joueur gagne si il possède 90% des territoires </text:p>
      <text:p text:style-name="P9"><text:soft-page-break/></text:p>
      <text:h text:style-name="Heading_20_2" text:outline-level="2"><text:bookmark-start text:name="__RefHeading__3406_1053578290"/>Conception Logiciel<text:bookmark-end text:name="__RefHeading__3406_1053578290"/></text:h>
      <text:p text:style-name="P14">Afin de pouvoir programmer le jeu. Le sprite sheet a été créé. Une carte du monde a été divisé en 14 <text:s/><text:span text:style-name="T33">territoires</text:span> (le nombre a été limité pour simplifier le jeu) chaque territoire a été isolé afin de pour pouvoir le traiter <text:span text:style-name="T33">individuellement</text:span> au niveau de la couleur. En effet la couleur du territoire sur l’interface graphique sera <text:span text:style-name="T33">déterminé</text:span> par quel joueur possède le territoire. Afin d’<text:span text:style-name="T25">é</text:span>viter de devoir pr<text:span text:style-name="T25">é</text:span>parer les sprites sheet de chaque couleur. La carte globale sera une superposition de territoires coloré individuellement <text:span text:style-name="T33">grâce</text:span> a SFLM.</text:p>
      <text:p text:style-name="P7"/>
      <text:p text:style-name="P8"/>
      <text:h text:style-name="P54"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5">L’état du jeu a tout instant est <text:span text:style-name="T33">défini</text:span> par la <text:span text:style-name="T33">possession</text:span> de chaque territoire par un unique joueur, et par le nombre d’unité que ce joueur possède sur chaque territoire. Ainsi que l’ordre de passage des joueurs, et le joueur actuel qui doit jouer. Ainsi a tout instant il est possible d’<text:span text:style-name="T26">interrompre et reprendre le jeu uniquement grace à : </text:span></text:p>
      <text:p text:style-name="P15"><text:tab/>-<text:span text:style-name="T26">la liste de joueurs.</text:span></text:p>
      <text:p text:style-name="P15"><text:tab/>-<text:span text:style-name="T26">la liste des pays avec le nombre d’unité dessus</text:span></text:p>
      <text:p text:style-name="P15"><text:tab/>-<text:span text:style-name="T26">le joueur actuel</text:span></text:p>
      <text:h text:style-name="Heading_20_2" text:outline-level="2"><text:bookmark-start text:name="__RefHeading__1484_1060408740"/>Conception <text:span text:style-name="T11">l</text:span>ogiciel<text:bookmark-end text:name="__RefHeading__1484_1060408740"/></text:h>
      <text:p text:style-name="P49">Pour <text:span text:style-name="T33">définir</text:span> ces <text:span text:style-name="T33">états</text:span> nous avons <text:span text:style-name="T33">défini</text:span> plusieurs classes. </text:p>
      <text:p text:style-name="P37"/>
      <text:p text:style-name="P37"><text:tab/><text:span text:style-name="T26">Dans un Premier temps la classe GameState, qui contient le vecteur des joueurs donc l’ordre de passage, le vecteur des pays (ces vecteurs contiendront des pointeurs vers des objets définis dans les classes Player et Country), et <text:s/>le joueur actuel qui doit jouer. <text:tab/></text:span></text:p>
      <text:p text:style-name="P37"><text:tab/><text:span text:style-name="T30">La classe GameState gére les ajoutes et suppressions de joueurs soit lors de la création de la partie ou ultérieurement lors d’une défaite géré par le moteur de jeu. Une autre méthode dans la classe permet <text:s/>de déplacer des unités.</text:span></text:p>
      <text:p text:style-name="P37"><text:tab/></text:p>
      <text:p text:style-name="P37"><text:tab/><text:span text:style-name="T27">La classe Player défini par un identifiant unique.</text:span></text:p>
      <text:p text:style-name="P37"><text:tab/><text:span text:style-name="T31">Les méthodes de cette classe permettent de gérer les renforts reçu par un joueur en fonction du nombre de territoire qu’il possède.</text:span></text:p>
      <text:p text:style-name="P37"/>
      <text:p text:style-name="P37"><text:tab/><text:span text:style-name="T27">La classe Country contient les informations sur chaque territoire. Comme le nombre d’unité et leurs types sur un territoire (sous forme d’un vecteur de Type d’unité). Afin de pouvoir attaquer les pays voisin pour chaque territoire un vecteur contenant les pointeurs vers les pays voisins et defni. Lors de la phase d’attaque le moteur autorisera seulement les attaques sur les territoires voisins ennemies. Ainsi le Pays doit aussi contenir les informations sur le propriétaire du pays.</text:span></text:p>
      <text:p text:style-name="P37"><text:tab/><text:span text:style-name="T32">Les méthodes de la classe Country ont pour but de gérer les unités pressentes sur le territoire. Soit ajouter des unités en cas de renfort. Éliminer des unités en cas de perte en attaque ou défense. Afin d’initialiser la carte et la liste des voisins, une méthode permet d’ajouter des territoires voisins.</text:span></text:p>
      <text:p text:style-name="P37"/>
      <text:p text:style-name="P37"><text:tab/><text:span text:style-name="T28">La classe Unité et Type afin de gérer les différents type d’unités que le joueur pourra choisir pour élaborer une stratégie. </text:span></text:p>
      <text:p text:style-name="P37"/>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30">Pour le rendu, la classe Country <text:span text:style-name="T33">étant</text:span> <text:span text:style-name="T33">défini</text:span> par un identifiant associé a chaque territoire. Le rendu <text:span text:style-name="T33">général</text:span> sera <text:span text:style-name="T33">défini</text:span> par une <text:span text:style-name="T33">superposition</text:span> des <text:span text:style-name="T33">différents</text:span> territoires. <text:span text:style-name="T29">Pour un certain territoire il faut <text:s/>pour le rendu également établir un code couleur en <text:s/>fonction du propriétaire du territoire. </text:span><text:s/><text:span text:style-name="T29">Ainsi utiliser une superposition de masque indépendant permet de donner une couleur a chaque territoire </text:span><text:soft-page-break/><text:span text:style-name="T29">plus facilement.</text:span></text:p>
      <text:h text:style-name="Heading_20_2"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8">Les classes ont été <text:span text:style-name="T33">établie</text:span> pour faciliter l’extension pour le moteur de jeu. La <text:span text:style-name="T33">définition</text:span> d’un <text:span text:style-name="T33">territoire</text:span> par un identifiant et une liste de pays voisins permet au moteur d’avoir un <text:span text:style-name="T33">accès</text:span> facile a quel <text:span text:style-name="T33">territoire</text:span> un joueur peut attaquer. Avoir <text:span text:style-name="T33">également</text:span> un <text:span text:style-name="T33">accès</text:span> rapide pour chaque <text:span text:style-name="T33">territoire</text:span> au nombre d’unités dessus et au <text:span text:style-name="T33">propriétaire</text:span> <text:span text:style-name="T33">permettra</text:span> <text:s/>d’avoir plus d’informations aux quelles l’IA aura <text:span text:style-name="T33">accès</text:span> <text:span text:style-name="T33">ultérieurement</text:span> dans la programmation de l’IA.</text:p>
      <text:h text:style-name="P59" text:outline-level="2"><text:bookmark-start text:name="__RefHeading__2098_1060408740"/>Ressources<text:bookmark-end text:name="__RefHeading__2098_1060408740"/></text:h>
      <text:p text:style-name="P24"/>
      <text:p text:style-name="P50"/>
      <text:p text:style-name="Text_20_body"/>
      <text:p text:style-name="Text_20_body"><draw:frame draw:style-name="fr1"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5">Rendu : </text:span>Stratégie<text:span text:style-name="T5"> et Conception</text:span><text:bookmark-end text:name="__RefHeading__2100_1060408740"/></text:h>
      <text:p text:style-name="Text"><text:span text:style-name="T5">Présentez ici la stratégie </text:span>générale<text:span text:style-name="T5">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6">d'un état</text:span><text:bookmark-end text:name="__RefHeading__2104_1060408740"/></text:h>
      <text:p text:style-name="Text_20_body"/>
      <text:h text:style-name="P60"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Text_20_body"/>
      <text:h text:style-name="P61" text:outline-level="2"><text:bookmark-start text:name="__RefHeading__3410_1053578290"/>Conception <text:span text:style-name="T17">logiciel : extension pour les animations</text:span><text:bookmark-end text:name="__RefHeading__3410_1053578290"/></text:h>
      <text:p text:style-name="P36"/>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2"/>
      <text:p text:style-name="P50"><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7">et moteur de jeu</text:span><text:bookmark-end text:name="__RefHeading__1336_824097905"/></text:h>
      <text:p text:style-name="P39">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3"/>
      <text:h text:style-name="P63" text:outline-level="2"><text:bookmark-start text:name="__RefHeading__2081_824097905"/>Changements extérieurs<text:bookmark-end text:name="__RefHeading__2081_824097905"/></text:h>
      <text:p text:style-name="P22"/>
      <text:h text:style-name="Heading_20_2" text:outline-level="2"><text:bookmark-start text:name="__RefHeading__2083_824097905"/>Changements autonomes<text:bookmark-end text:name="__RefHeading__2083_824097905"/></text:h>
      <text:p text:style-name="P23"/>
      <text:h text:style-name="Heading_20_2" text:outline-level="2"><text:bookmark-start text:name="__RefHeading__1029_1053578290"/>Conception <text:span text:style-name="T17">logiciel</text:span><text:bookmark-end text:name="__RefHeading__1029_1053578290"/></text:h>
      <text:p text:style-name="P34"/>
      <text:h text:style-name="Heading_20_2" text:outline-level="2"><text:bookmark-start text:name="__RefHeading__3412_1053578290"/>Conception <text:span text:style-name="T17">logiciel</text:span> : extension pour l'IA<text:bookmark-end text:name="__RefHeading__3412_1053578290"/></text:h>
      <text:p text:style-name="P25"/>
      <text:h text:style-name="Heading_20_2" text:outline-level="2"><text:bookmark-start text:name="__RefHeading__1829_2123130103"/>Conception logiciel : extension pour la <text:span text:style-name="T16">parallélisation</text:span><text:bookmark-end text:name="__RefHeading__1829_2123130103"/></text:h>
      <text:p text:style-name="P26"/>
      <text:p text:style-name="P48"><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0">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4"/>
      <text:h text:style-name="P69"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0" text:outline-level="3"><text:bookmark-start text:name="__RefHeading__2480_1544052078"/>Intelligence basée sur les arbres de recherche<text:bookmark-end text:name="__RefHeading__2480_1544052078"/></text:h>
      <text:p text:style-name="P35"/>
      <text:h text:style-name="P65" text:outline-level="2"><text:bookmark-start text:name="__RefHeading__2979_1544052078"/>Conception logiciel<text:bookmark-end text:name="__RefHeading__2979_1544052078"/></text:h>
      <text:p text:style-name="P27"/>
      <text:h text:style-name="P66" text:outline-level="2"><text:bookmark-start text:name="__RefHeading__2981_1544052078"/>Conception logiciel : extension pour <text:span text:style-name="T12">l'IA</text:span> compos<text:span text:style-name="T12">ée</text:span><text:bookmark-end text:name="__RefHeading__2981_1544052078"/></text:h>
      <text:p text:style-name="P28"/>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9"/>
      <text:h text:style-name="Heading_20_2" text:outline-level="2"><text:bookmark-start text:name="__RefHeading__2985_1544052078"/>Conception <text:span text:style-name="T16">l</text:span>ogiciel : extension pour la parallélisation<text:bookmark-end text:name="__RefHeading__2985_1544052078"/></text:h>
      <text:p text:style-name="P16"/>
      <text:h text:style-name="P57"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1" text:outline-level="3"><text:bookmark-start text:name="__RefHeading__1833_2123130103"/>Répartition sur différents threads<text:bookmark-end text:name="__RefHeading__1833_2123130103"/></text:h>
      <text:p text:style-name="P17"/>
      <text:h text:style-name="P71" text:outline-level="3"><text:bookmark-start text:name="__RefHeading__1835_2123130103"/>Répartition sur différentes machines<text:bookmark-end text:name="__RefHeading__1835_2123130103"/></text:h>
      <text:p text:style-name="P19"/>
      <text:h text:style-name="P67" text:outline-level="2"><text:bookmark-start text:name="__RefHeading__1837_2123130103"/>Conception <text:span text:style-name="T14">logiciel</text:span><text:bookmark-end text:name="__RefHeading__1837_2123130103"/></text:h>
      <text:p text:style-name="P31"/>
      <text:h text:style-name="Heading_20_2" text:outline-level="2"><text:bookmark-start text:name="__RefHeading__1966_2123130103"/>Conception logiciel : extension <text:span text:style-name="T15">réseau</text:span><text:bookmark-end text:name="__RefHeading__1966_2123130103"/></text:h>
      <text:p text:style-name="P20"/>
      <text:h text:style-name="P68" text:outline-level="2"><text:bookmark-start text:name="__RefHeading__1968_2123130103"/>Conception logiciel : client Android<text:bookmark-end text:name="__RefHeading__1968_2123130103"/></text:h>
      <text:p text:style-name="P21"/>
      <text:p text:style-name="P51"/>
      <text:p text:style-name="P18"><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5</text:page-number></text:span><text:span text:style-name="MT2"><text:s/>/ </text:span><text:span text:style-name="MT2"><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08T11:09:25.453950910</dc:date>
    <meta:editing-duration>P8DT2H23M34S</meta:editing-duration>
    <meta:editing-cycles>226</meta:editing-cycles>
    <meta:generator>LibreOffice/6.0.7.3$Linux_X86_64 LibreOffice_project/00m0$Build-3</meta:generator>
    <meta:document-statistic meta:table-count="0" meta:image-count="0" meta:object-count="0" meta:page-count="15" meta:paragraph-count="130" meta:word-count="1717" meta:character-count="10621" meta:non-whitespace-character-count="9016"/>
  </office:meta>
</office:document-meta>
</file>